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/>
    <style:font-face style:name="Times New Roman2" svg:font-family="'Times New Roman'" style:font-family-generic="roman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Gras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text-align="justify" style:justify-single-word="false"/>
      <style:text-properties style:font-name="Times New Roman1" fo:font-size="12pt" style:font-size-asian="12pt" style:font-size-complex="12pt"/>
    </style:style>
    <style:style style:name="P2" style:family="paragraph" style:parent-style-name="Text_20_body">
      <style:paragraph-properties fo:text-align="justify" style:justify-single-word="false"/>
      <style:text-properties style:font-name="Times New Roman1" fo:font-size="12pt" officeooo:paragraph-rsid="00119e33" style:font-size-asian="12pt" style:font-size-complex="12pt"/>
    </style:style>
    <style:style style:name="P3" style:family="paragraph" style:parent-style-name="Index_20_Heading">
      <style:text-properties style:font-name="Arial1" fo:font-size="20pt" fo:font-weight="bold" style:font-size-asian="20pt" style:font-weight-asian="bold" style:font-size-complex="20pt" style:font-weight-complex="bold"/>
    </style:style>
    <style:style style:name="P4" style:family="paragraph" style:parent-style-name="Heading_20_1">
      <style:text-properties fo:font-size="14pt" style:font-size-asian="14pt" style:font-size-complex="14pt"/>
    </style:style>
    <style:style style:name="T1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2" style:family="text">
      <style:text-properties officeooo:rsid="00119e33"/>
    </style:style>
    <style:style style:name="T3" style:family="text">
      <style:text-properties style:font-name="Times New Roman2" officeooo:rsid="00119e33" style:font-name-asian="Times New Roman2" style:font-name-complex="Times New Roman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bookmark text:name="docs-internal-guid-ae28aefa-04bf-0713-be69-955367100c1b"/><text:span text:style-name="T1">Équations et inéquations du premier degré</text:span> </text:p>
      <text:p text:style-name="Standard"/>
      <text:h text:style-name="P4" text:outline-level="1">Equations</text:h>
      <text:p text:style-name="P1"><text:tab/><text:span text:style-name="T2">Une équation est une égalité dans laquelle intervient un nombre inconnu, le plus souvent désigné par une lettre. Résoudre une équation revient à trouver toutes les valeurs possibles du nombre inconnu vérifiant l'égalité.</text:span></text:p>
      <text:p text:style-name="P1"><text:span text:style-name="T2"><text:tab/>On peut ajouter ou retrancher les deux membres d'une égalité par un même nombre sans changer les solutions de l'équation. a = b → a + c = b + c → a – c = b – c</text:span></text:p>
      <text:p text:style-name="P2"><text:span text:style-name="T2"><text:tab/>On peut multiplier ou diviser les deux membres d'une égalité par un même nombre différent de zéro sans changer les solutions de l'équation. Si c différent de zéro, a = b → a x c = b x c → a </text:span><text:span text:style-name="T3">∕</text:span><text:span text:style-name="T2"> c = b </text:span><text:span text:style-name="T3">∕</text:span><text:span text:style-name="T2"> c</text:span></text:p>
      <text:h text:style-name="P4" text:outline-level="1">Inéquations</text:h>
      <text:p text:style-name="P2"><text:tab/><text:span text:style-name="T2">De la même façon, on peut ajouter ou retrancher les deux membres d'une inégalité par un même nombre sans changer le sens de l'inéquation. a &gt; b → a + c &gt; b + c → a – c &gt; b – c</text:span></text:p>
      <text:p text:style-name="P2"><text:tab/><text:span text:style-name="T2">On peut multiplier ou diviser les deux membres d'une égalité par un même nombre strictement positif sans changer le sens de l'inéquation. Si c &gt; 0, a &gt; b → a x c &gt; b x c → a </text:span><text:span text:style-name="T3">∕</text:span><text:span text:style-name="T2"> c &gt; b </text:span><text:span text:style-name="T3">∕</text:span><text:span text:style-name="T2"> c</text:span></text:p>
      <text:p text:style-name="P2"><text:tab/><text:span text:style-name="T2">Enfin, on peut multiplier ou diviser les deux membres d'une égalité par un même nombre strictement négatif à condition de changer le sens de l'inéquation. Si c &lt; 0, a &gt; b → a x c &lt; b x c → a </text:span><text:span text:style-name="T3">∕</text:span><text:span text:style-name="T2"> c &lt; b </text:span><text:span text:style-name="T3">∕</text:span><text:span text:style-name="T2"> c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Times New Roman" svg:font-family="'Times New Roman'"/>
    <style:font-face style:name="Times New Roman2" svg:font-family="'Times New Roman'" style:font-family-generic="roman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Gras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00%"/>
      <style:text-properties fo:background-color="transparent" style:font-size-asian="10.5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dex_20_Heading" style:display-name="Index Heading" style:family="paragraph" style:parent-style-name="Heading" style:class="index">
      <style:paragraph-properties fo:margin-left="0cm" fo:margin-right="0cm" fo:text-align="center" style:justify-single-word="false" fo:text-indent="0cm" style:auto-text-indent="false" text:number-lines="false" text:line-number="0"/>
      <style:text-properties style:font-name="Arial" fo:font-family="Arial" style:font-style-name="Gras" style:font-family-generic="swiss" style:font-pitch="variable" fo:font-size="20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style:font-name="Arial" fo:font-family="Arial" style:font-style-name="Gras" style:font-family-generic="swiss" style:font-pitch="variable"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style:num-format="I">
        <style:list-level-properties text:list-level-position-and-space-mode="label-alignment">
          <style:list-level-label-alignment text:label-followed-by="space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tian MARQUAY</meta:initial-creator>
    <meta:creation-date>2016-02-21T17:52:18.106000000</meta:creation-date>
    <dc:date>2016-02-21T18:07:53.138000000</dc:date>
    <dc:creator>Christian MARQUAY</dc:creator>
    <meta:editing-duration>PT14S</meta:editing-duration>
    <meta:editing-cycles>1</meta:editing-cycles>
    <meta:document-statistic meta:table-count="0" meta:image-count="0" meta:object-count="0" meta:page-count="1" meta:paragraph-count="9" meta:word-count="261" meta:character-count="1213" meta:non-whitespace-character-count="952"/>
    <meta:generator>LibreOffice/5.0.4.2$Windows_X86_64 LibreOffice_project/2b9802c1994aa0b7dc6079e128979269cf95bc78</meta:generator>
  </office:meta>
</office:document-meta>
</file>